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73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63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shapes>
          <draw:frame draw:z-index="0" draw:style-name="gr1" draw:text-style-name="P1" svg:width="159.99mm" svg:height="89.99mm" svg:x="269.52mm" svg:y="7.91mm">
            <loext:p draw:notify-on-update-of-ranges="List1.A1:List1.A1 List1.A2:List1.A8 List1.D1:List1.D1 List1.D2:List1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73.9mm" svg:y="119.73mm">
            <loext:p draw:notify-on-update-of-ranges="List1.A9:List1.A9 List1.A10:List1.A15 List1.B9:List1.B9 List1.B10:List1.B15 List1.C9:List1.C9 List1.C10:List1.C15 List1.D9:List1.D9 List1.D10:List1.D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1623931623932" calcext:value-type="float">
            <text:p>0,1316239316</text:p>
          </table:table-cell>
          <table:table-cell office:value-type="float" office:value="0.172645739910314" calcext:value-type="float">
            <text:p>0,1726457399</text:p>
          </table:table-cell>
          <table:table-cell office:value-type="float" office:value="0.149369544131911" calcext:value-type="float">
            <text:p>0,14936954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8803418803419" calcext:value-type="float">
            <text:p>0,2188034188</text:p>
          </table:table-cell>
          <table:table-cell office:value-type="float" office:value="0.286995515695067" calcext:value-type="float">
            <text:p>0,2869955157</text:p>
          </table:table-cell>
          <table:table-cell office:value-type="float" office:value="0.248302618816683" calcext:value-type="float">
            <text:p>0,2483026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034188034188" calcext:value-type="float">
            <text:p>0,2803418803</text:p>
          </table:table-cell>
          <table:table-cell office:value-type="float" office:value="0.367713004484305" calcext:value-type="float">
            <text:p>0,3677130045</text:p>
          </table:table-cell>
          <table:table-cell office:value-type="float" office:value="0.318137730358875" calcext:value-type="float">
            <text:p>0,31813773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8394160583942" calcext:value-type="float">
            <text:p>0,3083941606</text:p>
          </table:table-cell>
          <table:table-cell office:value-type="float" office:value="0.378923766816143" calcext:value-type="float">
            <text:p>0,3789237668</text:p>
          </table:table-cell>
          <table:table-cell office:value-type="float" office:value="0.340040241448692" calcext:value-type="float">
            <text:p>0,3400402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4703196347032" calcext:value-type="float">
            <text:p>0,3470319635</text:p>
          </table:table-cell>
          <table:table-cell office:value-type="float" office:value="0.340807174887892" calcext:value-type="float">
            <text:p>0,3408071749</text:p>
          </table:table-cell>
          <table:table-cell office:value-type="float" office:value="0.343891402714932" calcext:value-type="float">
            <text:p>0,34389140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85915492957746" calcext:value-type="float">
            <text:p>0,385915493</text:p>
          </table:table-cell>
          <table:table-cell office:value-type="float" office:value="0.307174887892377" calcext:value-type="float">
            <text:p>0,3071748879</text:p>
          </table:table-cell>
          <table:table-cell office:value-type="float" office:value="0.34207240948814" calcext:value-type="float">
            <text:p>0,34207240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4148936170213" calcext:value-type="float">
            <text:p>0,4441489362</text:p>
          </table:table-cell>
          <table:table-cell office:value-type="float" office:value="0.374439461883408" calcext:value-type="float">
            <text:p>0,3744394619</text:p>
          </table:table-cell>
          <table:table-cell office:value-type="float" office:value="0.40632603406326" calcext:value-type="float">
            <text:p>0,4063260341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347978910369069" calcext:value-type="float">
            <text:p>0,3479789104</text:p>
          </table:table-cell>
          <table:table-cell office:value-type="float" office:value="0.443946188340807" calcext:value-type="float">
            <text:p>0,4439461883</text:p>
          </table:table-cell>
          <table:table-cell office:value-type="float" office:value="0.390147783251231" calcext:value-type="float">
            <text:p>0,390147783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356877323420074" calcext:value-type="float">
            <text:p>0,3568773234</text:p>
          </table:table-cell>
          <table:table-cell office:value-type="float" office:value="0.430493273542601" calcext:value-type="float">
            <text:p>0,4304932735</text:p>
          </table:table-cell>
          <table:table-cell office:value-type="float" office:value="0.390243902439024" calcext:value-type="float">
            <text:p>0,390243902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375757575757576" calcext:value-type="float">
            <text:p>0,3757575758</text:p>
          </table:table-cell>
          <table:table-cell office:value-type="float" office:value="0.417040358744395" calcext:value-type="float">
            <text:p>0,4170403587</text:p>
          </table:table-cell>
          <table:table-cell office:value-type="float" office:value="0.395324123273114" calcext:value-type="float">
            <text:p>0,395324123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410798122065728" calcext:value-type="float">
            <text:p>0,4107981221</text:p>
          </table:table-cell>
          <table:table-cell office:value-type="float" office:value="0.39237668161435" calcext:value-type="float">
            <text:p>0,3923766816</text:p>
          </table:table-cell>
          <table:table-cell office:value-type="float" office:value="0.401376146788991" calcext:value-type="float">
            <text:p>0,401376146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44148936170213" calcext:value-type="float">
            <text:p>0,4441489362</text:p>
          </table:table-cell>
          <table:table-cell office:value-type="float" office:value="0.374439461883408" calcext:value-type="float">
            <text:p>0,3744394619</text:p>
          </table:table-cell>
          <table:table-cell office:value-type="float" office:value="0.40632603406326" calcext:value-type="float">
            <text:p>0,406326034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 table:number-rows-repeated="1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2:43:18.740294197</meta:creation-date>
    <dc:date>2018-06-14T15:10:25.794679883</dc:date>
    <meta:editing-duration>PT26M5S</meta:editing-duration>
    <meta:editing-cycles>3</meta:editing-cycles>
    <meta:generator>LibreOffice/5.1.6.2$Linux_X86_64 LibreOffice_project/10m0$Build-2</meta:generator>
    <meta:document-statistic meta:table-count="1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List1.A1:List1.A8 List1.D1:List1.D8" chart:data-source-has-labels="both" svg:x="1.331cm" svg:y="0.18cm" svg:width="14.349cm" svg:height="7.659cm">
          <chartooo:coordinate-region svg:x="2.243cm" svg:y="0.379cm" svg:width="13.437cm" svg:height="6.813cm"/>
          <chart:axis chart:dimension="x" chart:name="primary-x" chart:style-name="ch3" chartooo:axis-type="auto">
            <chartooo:date-scale/>
            <chart:title svg:x="8.091cm" svg:y="8.019cm" chart:style-name="ch4">
              <text:p>layer</text:p>
            </chart:title>
            <chart:categories table:cell-range-address="List1.A2:List1.A8"/>
          </chart:axis>
          <chart:axis chart:dimension="y" chart:name="primary-y" chart:style-name="ch5">
            <chart:title svg:x="0.451cm" svg:y="4.688cm" chart:style-name="ch6">
              <text:p>F1 score</text:p>
            </chart:title>
            <chart:grid chart:style-name="ch7" chart:class="major"/>
          </chart:axis>
          <chart:series chart:style-name="ch8" chart:values-cell-range-address="List1.D2:List1.D8" chart:label-cell-address="List1.D1:List1.D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 score</text:p>
                <draw:g>
                  <svg:desc>List1.D1:Lis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ist1.A2:List1.A8</svg:desc>
                </draw:g>
              </table:table-cell>
              <table:table-cell office:value-type="float" office:value="0.149369544131911">
                <text:p>0.149369544131911</text:p>
                <draw:g>
                  <svg:desc>List1.D2:List1.D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8302618816683">
                <text:p>0.2483026188166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18137730358875">
                <text:p>0.3181377303588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40040241448692">
                <text:p>0.340040241448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43891402714932">
                <text:p>0.3438914027149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4207240948814">
                <text:p>0.342072409488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632603406326">
                <text:p>0.40632603406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69cm" svg:y="3.703cm" style:legend-expansion="high" chart:style-name="ch2"/>
        <chart:plot-area chart:style-name="ch3" table:cell-range-address="List1.A9:List1.D15" chart:data-source-has-labels="both" svg:x="0.32cm" svg:y="0.18cm" svg:width="13.229cm" svg:height="8.64cm">
          <chartooo:coordinate-region svg:x="1.232cm" svg:y="0.379cm" svg:width="12.317cm" svg:height="7.794cm"/>
          <chart:axis chart:dimension="x" chart:name="primary-x" chart:style-name="ch4" chartooo:axis-type="auto">
            <chartooo:date-scale/>
            <chart:categories table:cell-range-address="List1.A10:Lis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B10:List1.B15" chart:label-cell-address="List1.B9:List1.B9" chart:class="chart:bar">
            <chart:data-point chart:repeated="6"/>
          </chart:series>
          <chart:series chart:style-name="ch8" chart:values-cell-range-address="List1.C10:List1.C15" chart:label-cell-address="List1.C9:List1.C9" chart:class="chart:bar">
            <chart:data-point chart:repeated="6"/>
          </chart:series>
          <chart:series chart:style-name="ch9" chart:values-cell-range-address="List1.D10:List1.D15" chart:label-cell-address="List1.D9:List1.D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List1.B9:List1.B9</svg:desc>
                </draw:g>
              </table:table-cell>
              <table:table-cell office:value-type="string">
                <text:p>recall</text:p>
                <draw:g>
                  <svg:desc>List1.C9:List1.C9</svg:desc>
                </draw:g>
              </table:table-cell>
              <table:table-cell office:value-type="string">
                <text:p>F1 score</text:p>
                <draw:g>
                  <svg:desc>List1.D9:List1.D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ist1.A10:List1.A15</svg:desc>
                </draw:g>
              </table:table-cell>
              <table:table-cell office:value-type="float" office:value="0.3">
                <text:p>0.3</text:p>
                <draw:g>
                  <svg:desc>List1.B10:List1.B15</svg:desc>
                </draw:g>
              </table:table-cell>
              <table:table-cell office:value-type="float" office:value="0.4">
                <text:p>0.4</text:p>
                <draw:g>
                  <svg:desc>List1.C10:List1.C15</svg:desc>
                </draw:g>
              </table:table-cell>
              <table:table-cell office:value-type="float" office:value="0.35">
                <text:p>0.35</text:p>
                <draw:g>
                  <svg:desc>List1.D10:List1.D15</svg:desc>
                </draw:g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347978910369069">
                <text:p>0.347978910369069</text:p>
              </table:table-cell>
              <table:table-cell office:value-type="float" office:value="0.443946188340807">
                <text:p>0.443946188340807</text:p>
              </table:table-cell>
              <table:table-cell office:value-type="float" office:value="0.390147783251231">
                <text:p>0.39014778325123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6877323420074">
                <text:p>0.356877323420074</text:p>
              </table:table-cell>
              <table:table-cell office:value-type="float" office:value="0.430493273542601">
                <text:p>0.430493273542601</text:p>
              </table:table-cell>
              <table:table-cell office:value-type="float" office:value="0.390243902439024">
                <text:p>0.39024390243902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375757575757576">
                <text:p>0.375757575757576</text:p>
              </table:table-cell>
              <table:table-cell office:value-type="float" office:value="0.417040358744395">
                <text:p>0.417040358744395</text:p>
              </table:table-cell>
              <table:table-cell office:value-type="float" office:value="0.395324123273114">
                <text:p>0.39532412327311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410798122065728">
                <text:p>0.410798122065728</text:p>
              </table:table-cell>
              <table:table-cell office:value-type="float" office:value="0.39237668161435">
                <text:p>0.39237668161435</text:p>
              </table:table-cell>
              <table:table-cell office:value-type="float" office:value="0.401376146788991">
                <text:p>0.40137614678899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444148936170213">
                <text:p>0.444148936170213</text:p>
              </table:table-cell>
              <table:table-cell office:value-type="float" office:value="0.374439461883408">
                <text:p>0.374439461883408</text:p>
              </table:table-cell>
              <table:table-cell office:value-type="float" office:value="0.40632603406326">
                <text:p>0.406326034063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